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f0f96" officeooo:paragraph-rsid="004692f0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3ffe55" officeooo:paragraph-rsid="001bf317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4692f0" officeooo:paragraph-rsid="004692f0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c7ae3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c7ae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27ed54"/>
    </style:style>
    <style:style style:name="P10" style:family="paragraph" style:parent-style-name="Standard">
      <style:paragraph-properties fo:text-align="start" style:justify-single-word="false"/>
      <style:text-properties officeooo:paragraph-rsid="00324557"/>
    </style:style>
    <style:style style:name="P11" style:family="paragraph" style:parent-style-name="Standard">
      <style:paragraph-properties fo:text-align="start" style:justify-single-word="false"/>
      <style:text-properties officeooo:paragraph-rsid="004c7ae3"/>
    </style:style>
    <style:style style:name="P12" style:family="paragraph" style:parent-style-name="Standard">
      <style:paragraph-properties fo:text-align="start" style:justify-single-word="false"/>
      <style:text-properties fo:font-style="italic" officeooo:rsid="004692f0" officeooo:paragraph-rsid="004692f0" style:font-style-asian="italic" style:font-style-complex="italic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2f0f96" officeooo:paragraph-rsid="004692f0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324557" officeooo:paragraph-rsid="00324557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324557" officeooo:paragraph-rsid="00324557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8">
      <style:paragraph-properties fo:text-align="start" style:justify-single-word="false"/>
      <style:text-properties style:font-name="DejaVu Sans Condensed" fo:font-size="12pt" fo:font-style="normal" fo:font-weight="normal" officeooo:rsid="00324557" officeooo:paragraph-rsid="004692f0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46cf90" officeooo:paragraph-rsid="0046cf90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7">
      <style:paragraph-properties fo:text-align="start" style:justify-single-word="false"/>
      <style:text-properties style:font-name="DejaVu Sans Condensed" fo:font-size="12pt" fo:font-style="normal" fo:font-weight="normal" officeooo:rsid="0046cf90" officeooo:paragraph-rsid="0046cf90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10">
      <style:paragraph-properties fo:text-align="start" style:justify-single-word="false"/>
      <style:text-properties style:font-name="DejaVu Sans Condensed" fo:font-size="12pt" fo:font-style="normal" fo:font-weight="normal" officeooo:rsid="0046cf90" officeooo:paragraph-rsid="0046cf90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style:font-name="DejaVu Sans Condensed" fo:font-size="12pt" fo:font-style="normal" fo:font-weight="normal" officeooo:rsid="003a73a7" officeooo:paragraph-rsid="003a73a7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36014b" officeooo:paragraph-rsid="0036014b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style:font-name="DejaVu Sans Condensed" fo:font-size="12pt" fo:font-style="normal" fo:font-weight="normal" officeooo:rsid="0049af60" officeooo:paragraph-rsid="0049af60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8">
      <style:paragraph-properties fo:text-align="start" style:justify-single-word="false"/>
      <style:text-properties style:font-name="DejaVu Sans Condensed" fo:font-size="12pt" fo:font-style="normal" fo:font-weight="normal" officeooo:rsid="004692f0" officeooo:paragraph-rsid="004692f0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officeooo:paragraph-rsid="00324557"/>
    </style:style>
    <style:style style:name="P25" style:family="paragraph" style:parent-style-name="Standard" style:list-style-name="L4">
      <style:paragraph-properties fo:text-align="start" style:justify-single-word="false"/>
      <style:text-properties officeooo:paragraph-rsid="00324557"/>
    </style:style>
    <style:style style:name="P26" style:family="paragraph" style:parent-style-name="Standard" style:list-style-name="L8">
      <style:paragraph-properties fo:text-align="start" style:justify-single-word="false"/>
      <style:text-properties officeooo:paragraph-rsid="004692f0"/>
    </style:style>
    <style:style style:name="P27" style:family="paragraph" style:parent-style-name="Standard" style:list-style-name="L9">
      <style:paragraph-properties fo:text-align="start" style:justify-single-word="false"/>
      <style:text-properties officeooo:rsid="0049af60" officeooo:paragraph-rsid="0049af60"/>
    </style:style>
    <style:style style:name="T1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3d0cb4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27ed54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3ffe55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42d81d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4692f0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483b36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494da5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4cfe05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4ead9e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DejaVu Sans Condensed" fo:font-size="12pt" fo:font-style="normal" fo:font-weight="normal" officeooo:rsid="00324557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DejaVu Sans Condensed" fo:font-size="12pt" fo:font-style="normal" fo:font-weight="normal" officeooo:rsid="0034070a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DejaVu Sans Condensed" fo:font-size="12pt" fo:font-style="normal" fo:font-weight="normal" officeooo:rsid="004692f0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DejaVu Sans Condensed" fo:font-size="12pt" fo:font-style="normal" fo:font-weight="bold" officeooo:rsid="00324557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style:font-name="DejaVu Sans Condensed" fo:font-size="12pt" fo:font-style="normal" fo:font-weight="bold" officeooo:rsid="0034070a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style:font-name="DejaVu Sans Condensed" fo:font-size="12pt" fo:font-style="normal" fo:font-weight="bold" officeooo:rsid="004692f0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style:font-name="DejaVu Sans Condensed" fo:font-size="12pt" fo:font-style="italic" fo:font-weight="normal" officeooo:rsid="004692f0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style:font-name="DejaVu Sans Condensed" fo:font-size="12pt" fo:font-style="italic" fo:font-weight="normal" officeooo:rsid="00324557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3" style:family="text">
      <style:text-properties style:font-name="DejaVu Sans Condensed" fo:font-size="12pt" fo:font-weight="normal" officeooo:rsid="00324557" style:font-size-asian="12pt" style:font-weight-asian="normal" style:font-size-complex="12pt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4692f0"/>
    </style:style>
    <style:style style:name="T26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7">1<text:span text:style-name="T26">xx</text:span> - Controls</text:p>
          </table:table-cell>
          <table:table-cell table:style-name="Table1.B1" office:value-type="string">
            <text:p text:style-name="P8">2xx - Ground</text:p>
          </table:table-cell>
          <table:table-cell table:style-name="Table1.B1" office:value-type="string">
            <text:p text:style-name="P8">3xx - Flight</text:p>
          </table:table-cell>
          <table:table-cell table:style-name="Table1.B1" office:value-type="string">
            <text:p text:style-name="P8">4xx - A2A</text:p>
          </table:table-cell>
          <table:table-cell table:style-name="Table1.E1" office:value-type="string">
            <text:p text:style-name="P8">5xx - A2G</text:p>
          </table:table-cell>
          <table:table-cell table:style-name="Table1.F1" office:value-type="string">
            <text:p text:style-name="P8">6xx - Misc</text:p>
          </table:table-cell>
        </table:table-row>
      </table:table>
      <text:p text:style-name="P11"><text:span text:style-name="T9">5</text:span><text:span text:style-name="T12">10</text:span><text:span text:style-name="T3"> - </text:span><text:span text:style-name="T1">A/G</text:span><text:span text:style-name="T2"> - </text:span><text:span text:style-name="T7">AGM-65 </text:span><text:span text:style-name="T4">Maverick</text:span></text:p>
      <text:p text:style-name="P4"/>
      <text:p text:style-name="P1"><text:span text:style-name="T24">Master Arm</text:span> ... <text:span text:style-name="T24">ON</text:span></text:p>
      <text:p text:style-name="P1"><text:span text:style-name="T24">Master Mode</text:span> ... <text:span text:style-name="T24">A/G</text:span></text:p>
      <text:p text:style-name="P3"/>
      <text:list text:style-name="L1">
        <text:list-item>
          <text:p text:style-name="P13">AGM-65E - Laser seeker, large warhead</text:p>
        </text:list-item>
        <text:list-item>
          <text:p text:style-name="P13">AGM-65F - IR seeker, large warhead</text:p>
        </text:list-item>
        <text:list-item>
          <text:p text:style-name="P13">My mnemonic: E for LasEr, F for inFrared</text:p>
        </text:list-item>
      </text:list>
      <text:p text:style-name="P2"/>
      <text:p text:style-name="P9"><text:span text:style-name="T8">AGM-65F </text:span><text:span text:style-name="T5">Mavericks </text:span><text:span text:style-name="T8">(IR guided)</text:span><text:span text:style-name="T5"> -- </text:span><text:span text:style-name="T6">WIP</text:span></text:p>
      <text:p text:style-name="P10"><text:span text:style-name="T20">U</text:span><text:span text:style-name="T21">sing Maverick seeker for targeting:</text:span></text:p>
      <text:list text:style-name="L2">
        <text:list-item>
          <text:p text:style-name="P24"><text:span text:style-name="T14">On left MFD, go to </text:span><text:span text:style-name="T17">STORES</text:span><text:span text:style-name="T14"> page, select </text:span><text:span text:style-name="T18">MAVF</text:span><text:span text:style-name="T15"> OSB</text:span><text:span text:style-name="T14">. <text:s/>They take 3 minutes to cool down.</text:span></text:p>
        </text:list-item>
        <text:list-item>
          <text:p text:style-name="P14">Press the <text:span text:style-name="T24">MAVF</text:span> OSB again to show the seeker video in the MFD.</text:p>
        </text:list-item>
        <text:list-item>
          <text:p text:style-name="P24"><text:span text:style-name="T15">P</text:span><text:span text:style-name="T14">ress </text:span><text:span text:style-name="T17">Dish Hat left</text:span><text:span text:style-name="T14"> to put SOI to left MFD.</text:span></text:p>
        </text:list-item>
        <text:list-item>
          <text:p text:style-name="P14">Press <text:span text:style-name="T24">Uncage</text:span> button to uncage the seeker.</text:p>
        </text:list-item>
        <text:list-item>
          <text:p text:style-name="P14">Use <text:span text:style-name="T24">TDC slew</text:span> to put crosshairs on target. <text:s/>Press <text:span text:style-name="T24">TDC press</text:span> to attempt lock.</text:p>
        </text:list-item>
        <text:list-item>
          <text:p text:style-name="P14">Once locked, press and hold <text:span text:style-name="T24">Red Button</text:span> to fire.</text:p>
        </text:list-item>
      </text:list>
      <text:list text:style-name="L3">
        <text:list-item>
          <text:list>
            <text:list-item>
              <text:p text:style-name="P17">Maverick seeker "keyhole" is a circle about the radius of the second hashmark down, and a vertical section extending down to the third hashmark. <text:s/>Target must be within the keyhole for the missile to guide.</text:p>
            </text:list-item>
          </text:list>
        </text:list-item>
      </text:list>
      <text:p text:style-name="P10"><text:span text:style-name="T20">U</text:span><text:span text:style-name="T21">sing TPOD, radar, or visual targeting</text:span></text:p>
      <text:list xml:id="list2734392306" text:style-name="L4">
        <text:list-item>
          <text:p text:style-name="P25"><text:span text:style-name="T14">On left MFD, go to </text:span><text:span text:style-name="T17">STORES</text:span><text:span text:style-name="T14"> page, select </text:span><text:span text:style-name="T18">MAVF</text:span><text:span text:style-name="T15"> OSB</text:span><text:span text:style-name="T14">. <text:s/>They take 3 minutes to cool down.</text:span></text:p>
        </text:list-item>
        <text:list-item>
          <text:p text:style-name="P15">Press the <text:span text:style-name="T24">MAVF</text:span> OSB again to show the seeker video in the MFD.</text:p>
        </text:list-item>
        <text:list-item>
          <text:p text:style-name="P15">Designate a target either with the TPOD, radar, or visually.</text:p>
        </text:list-item>
      </text:list>
      <text:list text:style-name="L5">
        <text:list-item>
          <text:list>
            <text:list-item>
              <text:p text:style-name="P20">To designate a target in <text:span text:style-name="T24">GMT radar</text:span>, put TDC cursor over target, then press <text:span text:style-name="T24">Dish Hat Switch right</text:span> (or toward radar MFD). <text:s/>If you press TDC press, you'll get a radar ground lock, not a target lock.</text:p>
            </text:list-item>
          </text:list>
        </text:list-item>
      </text:list>
      <text:list xml:id="list230525365872183" text:continue-list="list2734392306" text:style-name="L4">
        <text:list-item>
          <text:p text:style-name="P21">Maverick may override the <text:span text:style-name="T24">Pinky Button's</text:span> functions in the TPOD, even if it's not SOI.</text:p>
        </text:list-item>
        <text:list-item>
          <text:p text:style-name="P15">Press <text:span text:style-name="T24">Dish Hat left</text:span> to put SOI to left MFD.</text:p>
        </text:list-item>
        <text:list-item>
          <text:p text:style-name="P15">Press <text:span text:style-name="T24">Uncage</text:span> to uncage the seeker. <text:s/>It should automatically point at the designated target. <text:s/><text:span text:style-name="T24">You cannot manually slew the seeker in this mode.</text:span> <text:s/>To enable slewing, press <text:span text:style-name="T24">Undesignate</text:span> to undesignate the target, then you can slew the crosshairs.</text:p>
        </text:list-item>
      </text:list>
      <text:list text:style-name="L6">
        <text:list-item>
          <text:list>
            <text:list-item>
              <text:p text:style-name="P22">If it didn't lock onto the right target, press Cage/Uncage a couple times to cycle the missile and make it try locking the intended target again.</text:p>
            </text:list-item>
          </text:list>
        </text:list-item>
      </text:list>
      <text:list xml:id="list230526479290582" text:continue-list="list230525365872183" text:style-name="L4">
        <text:list-item>
          <text:p text:style-name="P15">Once locked, press and hold <text:span text:style-name="T24">Red Button</text:span> to fire.</text:p>
        </text:list-item>
      </text:list>
      <text:list text:style-name="L7">
        <text:list-item>
          <text:list>
            <text:list-item>
              <text:p text:style-name="P18">Maverick seeker "keyhole" is a circle about the radius of the second hashmark down, and a vertical section extending down to the third hashmark. <text:s/>Target must be within the keyhole for the missile to guide.</text:p>
            </text:list-item>
          </text:list>
        </text:list-item>
      </text:list>
      <text:p text:style-name="P5"/>
      <text:p text:style-name="P6">AGM-65E Mavericks (Laser guided)</text:p>
      <text:p text:style-name="P12"><text:span text:style-name="T23">U</text:span><text:span text:style-name="T22">sing TPOD for targeting:</text:span></text:p>
      <text:list xml:id="list3254213783" text:style-name="L8">
        <text:list-item>
          <text:p text:style-name="P26"><text:span text:style-name="T14">On left MFD, go to </text:span><text:span text:style-name="T17">STORES</text:span><text:span text:style-name="T14"> page, select </text:span><text:span text:style-name="T18">MAV</text:span><text:span text:style-name="T15"> OSB</text:span><text:span text:style-name="T14">. <text:s/>They take 3</text:span><text:span text:style-name="T16">0 seconds to warm up</text:span><text:span text:style-name="T14">.</text:span></text:p>
        </text:list-item>
        <text:list-item>
          <text:p text:style-name="P26"><text:span text:style-name="T14">Press the </text:span><text:span text:style-name="T17">MAV</text:span><text:span text:style-name="T14"> OSB again to show the seeker </text:span><text:span text:style-name="T16">display</text:span><text:span text:style-name="T14"> in the MFD.</text:span></text:p>
        </text:list-item>
        <text:list-item>
          <text:p text:style-name="P23">Press <text:span text:style-name="T24">UFC</text:span> OSB and set the laser code with the UFC keypad.</text:p>
        </text:list-item>
        <text:list-item>
          <text:p text:style-name="P16">Designate a target with the TPOD.</text:p>
        </text:list-item>
        <text:list-item>
          <text:p text:style-name="P26"><text:span text:style-name="T16">Set SOI back to the MAV MFD and p</text:span><text:span text:style-name="T14">ress </text:span><text:span text:style-name="T17">Uncage</text:span><text:span text:style-name="T14"> to uncage the seeker. <text:s/>It should </text:span><text:span text:style-name="T16">see the laser, shown with an </text:span><text:span text:style-name="T19">X</text:span><text:span text:style-name="T16"> in the display.</text:span></text:p>
        </text:list-item>
      </text:list>
      <text:list text:style-name="L9">
        <text:list-item>
          <text:list>
            <text:list-item>
              <text:p text:style-name="P27"><text:span text:style-name="T16">L</text:span><text:span text:style-name="T13">aser should fire automatically.</text:span></text:p>
            </text:list-item>
          </text:list>
        </text:list-item>
      </text:list>
      <text:list xml:id="list230525636949377" text:continue-list="list3254213783" text:style-name="L8">
        <text:list-item>
          <text:p text:style-name="P16"><text:span text:style-name="T25">When IN RNG cue appears,</text:span> press and hold <text:span text:style-name="T24">Red Button</text:span> to fire.</text:p>
        </text:list-item>
      </text:list>
      <text:list text:style-name="L10">
        <text:list-item>
          <text:list>
            <text:list-item>
              <text:p text:style-name="P19">Target must be within the outer circle shown on the Maverick MFD for the missile to guide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09T23:05:24.608000000</dc:date>
    <meta:editing-duration>P1DT10H53M6S</meta:editing-duration>
    <meta:editing-cycles>55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42" meta:word-count="527" meta:character-count="2712" meta:non-whitespace-character-count="2244"/>
  </office:meta>
</office:document-meta>
</file>